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cifar10" table:style-name="ta1">
        <table:table-column table:style-name="co1" table:default-cell-style-name="ce1"/>
        <table:table-column table:style-name="co2" table:visibility="collapse" table:default-cell-style-name="ce2"/>
        <table:table-column table:style-name="co2" table:number-columns-repeated="3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number-columns-repeated="1004" table:default-cell-style-name="ce2"/>
        <table:table-row table:style-name="ro1">
          <table:table-cell office:value-type="string" calcext:value-type="string" table:number-columns-spanned="1" table:number-rows-spanned="3">
            <text:p>Method</text:p>
          </table:table-cell>
          <table:table-cell office:value-type="string" calcext:value-type="string" table:number-columns-spanned="1" table:number-rows-spanned="3">
            <text:p>Way</text:p>
          </table:table-cell>
          <table:table-cell office:value-type="string" calcext:value-type="string" table:number-columns-spanned="1" table:number-rows-spanned="3">
            <text:p>Shot</text:p>
          </table:table-cell>
          <table:table-cell office:value-type="string" calcext:value-type="string" table:number-columns-spanned="1" table:number-rows-spanned="3">
            <text:p>Augment</text:p>
          </table:table-cell>
          <table:table-cell office:value-type="string" calcext:value-type="string" table:number-columns-spanned="9" table:number-rows-spanned="1">
            <text:p>uniform</text:p>
          </table:table-cell>
          <table:covered-table-cell table:number-columns-repeated="8"/>
          <table:table-cell office:value-type="string" calcext:value-type="string" table:number-columns-spanned="8" table:number-rows-spanned="1">
            <text:p>distance</text:p>
          </table:table-cell>
          <table:covered-table-cell table:number-columns-repeated="7"/>
          <table:table-cell table:number-columns-repeated="1003"/>
        </table:table-row>
        <table:table-row table:style-name="ro1"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1003"/>
        </table:table-row>
        <table:table-row table:style-name="ro1">
          <table:covered-table-cell table:number-columns-repeated="4"/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003"/>
        </table:table-row>
        <table:table-row table:style-name="ro1">
          <table:table-cell office:value-type="string" calcext:value-type="string" table:number-columns-spanned="1" table:number-rows-spanned="15">
            <text:p>Conventional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80.438" calcext:value-type="float">
            <text:p>80.438</text:p>
          </table:table-cell>
          <table:table-cell office:value-type="float" office:value="95.952" calcext:value-type="float">
            <text:p>95.952</text:p>
          </table:table-cell>
          <table:table-cell office:value-type="float" office:value="81.381" calcext:value-type="float">
            <text:p>81.381</text:p>
          </table:table-cell>
          <table:table-cell office:value-type="float" office:value="95.353" calcext:value-type="float">
            <text:p>95.353</text:p>
          </table:table-cell>
          <table:table-cell office:value-type="float" office:value="81.633" calcext:value-type="float">
            <text:p>81.633</text:p>
          </table:table-cell>
          <table:table-cell office:value-type="float" office:value="95.11" calcext:value-type="float">
            <text:p>95.11</text:p>
          </table:table-cell>
          <table:table-cell office:value-type="float" office:value="81.76" calcext:value-type="float">
            <text:p>81.76</text:p>
          </table:table-cell>
          <table:table-cell office:value-type="float" office:value="94.894" calcext:value-type="float">
            <text:p>94.894</text:p>
          </table:table-cell>
          <table:table-cell office:value-type="float" office:value="81.851" calcext:value-type="float">
            <text:p>81.851</text:p>
          </table:table-cell>
          <table:table-cell office:value-type="float" office:value="1" calcext:value-type="float">
            <text:p>1</text:p>
          </table:table-cell>
          <table:table-cell office:value-type="float" office:value="81.4" calcext:value-type="float">
            <text:p>81.4</text:p>
          </table:table-cell>
          <table:table-cell office:value-type="float" office:value="1" calcext:value-type="float">
            <text:p>1</text:p>
          </table:table-cell>
          <table:table-cell office:value-type="float" office:value="81.588" calcext:value-type="float">
            <text:p>81.588</text:p>
          </table:table-cell>
          <table:table-cell office:value-type="float" office:value="1" calcext:value-type="float">
            <text:p>1</text:p>
          </table:table-cell>
          <table:table-cell office:value-type="float" office:value="81.801" calcext:value-type="float">
            <text:p>81.801</text:p>
          </table:table-cell>
          <table:table-cell office:value-type="float" office:value="1" calcext:value-type="float">
            <text:p>1</text:p>
          </table:table-cell>
          <table:table-cell office:value-type="float" office:value="81.81" calcext:value-type="float">
            <text:p>81.81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4.815" calcext:value-type="float">
            <text:p>14.815</text:p>
          </table:table-cell>
          <table:table-cell office:value-type="float" office:value="49.048" calcext:value-type="float">
            <text:p>49.048</text:p>
          </table:table-cell>
          <table:table-cell office:value-type="float" office:value="13.026" calcext:value-type="float">
            <text:p>13.026</text:p>
          </table:table-cell>
          <table:table-cell office:value-type="float" office:value="48.106" calcext:value-type="float">
            <text:p>48.106</text:p>
          </table:table-cell>
          <table:table-cell office:value-type="float" office:value="13.803" calcext:value-type="float">
            <text:p>13.803</text:p>
          </table:table-cell>
          <table:table-cell office:value-type="float" office:value="39.746" calcext:value-type="float">
            <text:p>39.746</text:p>
          </table:table-cell>
          <table:table-cell office:value-type="float" office:value="12.825" calcext:value-type="float">
            <text:p>12.825</text:p>
          </table:table-cell>
          <table:table-cell office:value-type="float" office:value="31.048" calcext:value-type="float">
            <text:p>31.048</text:p>
          </table:table-cell>
          <table:table-cell office:value-type="float" office:value="11.932" calcext:value-type="float">
            <text:p>11.932</text:p>
          </table:table-cell>
          <table:table-cell office:value-type="float" office:value="1" calcext:value-type="float">
            <text:p>1</text:p>
          </table:table-cell>
          <table:table-cell office:value-type="float" office:value="14.629" calcext:value-type="float">
            <text:p>14.629</text:p>
          </table:table-cell>
          <table:table-cell office:value-type="float" office:value="1" calcext:value-type="float">
            <text:p>1</text:p>
          </table:table-cell>
          <table:table-cell office:value-type="float" office:value="13.96" calcext:value-type="float">
            <text:p>13.96</text:p>
          </table:table-cell>
          <table:table-cell office:value-type="float" office:value="1" calcext:value-type="float">
            <text:p>1</text:p>
          </table:table-cell>
          <table:table-cell office:value-type="float" office:value="13.952" calcext:value-type="float">
            <text:p>13.952</text:p>
          </table:table-cell>
          <table:table-cell office:value-type="float" office:value="1" calcext:value-type="float">
            <text:p>1</text:p>
          </table:table-cell>
          <table:table-cell office:value-type="float" office:value="14.068" calcext:value-type="float">
            <text:p>14.068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5.773" calcext:value-type="float">
            <text:p>15.773</text:p>
          </table:table-cell>
          <table:table-cell office:value-type="float" office:value="49.249" calcext:value-type="float">
            <text:p>49.249</text:p>
          </table:table-cell>
          <table:table-cell office:value-type="float" office:value="13.321" calcext:value-type="float">
            <text:p>13.321</text:p>
          </table:table-cell>
          <table:table-cell office:value-type="float" office:value="35.303" calcext:value-type="float">
            <text:p>35.303</text:p>
          </table:table-cell>
          <table:table-cell office:value-type="float" office:value="12.585" calcext:value-type="float">
            <text:p>12.585</text:p>
          </table:table-cell>
          <table:table-cell office:value-type="float" office:value="26.912" calcext:value-type="float">
            <text:p>26.912</text:p>
          </table:table-cell>
          <table:table-cell office:value-type="float" office:value="11.799" calcext:value-type="float">
            <text:p>11.799</text:p>
          </table:table-cell>
          <table:table-cell office:value-type="float" office:value="26.006" calcext:value-type="float">
            <text:p>26.006</text:p>
          </table:table-cell>
          <table:table-cell office:value-type="float" office:value="11.975" calcext:value-type="float">
            <text:p>11.975</text:p>
          </table:table-cell>
          <table:table-cell office:value-type="float" office:value="1" calcext:value-type="float">
            <text:p>1</text:p>
          </table:table-cell>
          <table:table-cell office:value-type="float" office:value="15.729" calcext:value-type="float">
            <text:p>15.729</text:p>
          </table:table-cell>
          <table:table-cell office:value-type="float" office:value="1" calcext:value-type="float">
            <text:p>1</text:p>
          </table:table-cell>
          <table:table-cell office:value-type="float" office:value="14.082" calcext:value-type="float">
            <text:p>14.082</text:p>
          </table:table-cell>
          <table:table-cell office:value-type="float" office:value="1" calcext:value-type="float">
            <text:p>1</text:p>
          </table:table-cell>
          <table:table-cell office:value-type="float" office:value="13.398" calcext:value-type="float">
            <text:p>13.398</text:p>
          </table:table-cell>
          <table:table-cell office:value-type="float" office:value="1" calcext:value-type="float">
            <text:p>1</text:p>
          </table:table-cell>
          <table:table-cell office:value-type="float" office:value="13.937" calcext:value-type="float">
            <text:p>13.937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8.671" calcext:value-type="float">
            <text:p>18.671</text:p>
          </table:table-cell>
          <table:table-cell office:value-type="float" office:value="46.006" calcext:value-type="float">
            <text:p>46.006</text:p>
          </table:table-cell>
          <table:table-cell office:value-type="float" office:value="15.903" calcext:value-type="float">
            <text:p>15.903</text:p>
          </table:table-cell>
          <table:table-cell office:value-type="float" office:value="39.337" calcext:value-type="float">
            <text:p>39.337</text:p>
          </table:table-cell>
          <table:table-cell office:value-type="float" office:value="17.328" calcext:value-type="float">
            <text:p>17.328</text:p>
          </table:table-cell>
          <table:table-cell office:value-type="float" office:value="37.15" calcext:value-type="float">
            <text:p>37.15</text:p>
          </table:table-cell>
          <table:table-cell office:value-type="float" office:value="17.461" calcext:value-type="float">
            <text:p>17.461</text:p>
          </table:table-cell>
          <table:table-cell office:value-type="float" office:value="29.516" calcext:value-type="float">
            <text:p>29.516</text:p>
          </table:table-cell>
          <table:table-cell office:value-type="float" office:value="17.612" calcext:value-type="float">
            <text:p>17.612</text:p>
          </table:table-cell>
          <table:table-cell office:value-type="float" office:value="1" calcext:value-type="float">
            <text:p>1</text:p>
          </table:table-cell>
          <table:table-cell office:value-type="float" office:value="18.736" calcext:value-type="float">
            <text:p>18.736</text:p>
          </table:table-cell>
          <table:table-cell office:value-type="float" office:value="1" calcext:value-type="float">
            <text:p>1</text:p>
          </table:table-cell>
          <table:table-cell office:value-type="float" office:value="18.659" calcext:value-type="float">
            <text:p>18.659</text:p>
          </table:table-cell>
          <table:table-cell office:value-type="float" office:value="1" calcext:value-type="float">
            <text:p>1</text:p>
          </table:table-cell>
          <table:table-cell office:value-type="float" office:value="18.781" calcext:value-type="float">
            <text:p>18.781</text:p>
          </table:table-cell>
          <table:table-cell office:value-type="float" office:value="1" calcext:value-type="float">
            <text:p>1</text:p>
          </table:table-cell>
          <table:table-cell office:value-type="float" office:value="18.552" calcext:value-type="float">
            <text:p>18.552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4.879" calcext:value-type="float">
            <text:p>14.879</text:p>
          </table:table-cell>
          <table:table-cell office:value-type="float" office:value="44.605" calcext:value-type="float">
            <text:p>44.605</text:p>
          </table:table-cell>
          <table:table-cell office:value-type="float" office:value="13.668" calcext:value-type="float">
            <text:p>13.668</text:p>
          </table:table-cell>
          <table:table-cell office:value-type="float" office:value="39.187" calcext:value-type="float">
            <text:p>39.187</text:p>
          </table:table-cell>
          <table:table-cell office:value-type="float" office:value="15.068" calcext:value-type="float">
            <text:p>15.068</text:p>
          </table:table-cell>
          <table:table-cell office:value-type="float" office:value="33.069" calcext:value-type="float">
            <text:p>33.069</text:p>
          </table:table-cell>
          <table:table-cell office:value-type="float" office:value="14.905" calcext:value-type="float">
            <text:p>14.905</text:p>
          </table:table-cell>
          <table:table-cell office:value-type="float" office:value="25.492" calcext:value-type="float">
            <text:p>25.492</text:p>
          </table:table-cell>
          <table:table-cell office:value-type="float" office:value="15.014" calcext:value-type="float">
            <text:p>15.014</text:p>
          </table:table-cell>
          <table:table-cell office:value-type="float" office:value="1" calcext:value-type="float">
            <text:p>1</text:p>
          </table:table-cell>
          <table:table-cell office:value-type="float" office:value="15.193" calcext:value-type="float">
            <text:p>15.193</text:p>
          </table:table-cell>
          <table:table-cell office:value-type="float" office:value="1" calcext:value-type="float">
            <text:p>1</text:p>
          </table:table-cell>
          <table:table-cell office:value-type="float" office:value="15.736" calcext:value-type="float">
            <text:p>15.736</text:p>
          </table:table-cell>
          <table:table-cell office:value-type="float" office:value="1" calcext:value-type="float">
            <text:p>1</text:p>
          </table:table-cell>
          <table:table-cell office:value-type="float" office:value="16.513" calcext:value-type="float">
            <text:p>16.513</text:p>
          </table:table-cell>
          <table:table-cell office:value-type="float" office:value="1" calcext:value-type="float">
            <text:p>1</text:p>
          </table:table-cell>
          <table:table-cell office:value-type="float" office:value="16.584" calcext:value-type="float">
            <text:p>16.584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Conventional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82.286" calcext:value-type="float">
            <text:p>82.286</text:p>
          </table:table-cell>
          <table:table-cell office:value-type="float" office:value="97.642" calcext:value-type="float">
            <text:p>97.642</text:p>
          </table:table-cell>
          <table:table-cell office:value-type="float" office:value="82.839" calcext:value-type="float">
            <text:p>82.839</text:p>
          </table:table-cell>
          <table:table-cell office:value-type="float" office:value="97.321" calcext:value-type="float">
            <text:p>97.321</text:p>
          </table:table-cell>
          <table:table-cell office:value-type="float" office:value="83.192" calcext:value-type="float">
            <text:p>83.192</text:p>
          </table:table-cell>
          <table:table-cell office:value-type="float" office:value="97.185" calcext:value-type="float">
            <text:p>97.185</text:p>
          </table:table-cell>
          <table:table-cell office:value-type="float" office:value="83.291" calcext:value-type="float">
            <text:p>83.291</text:p>
          </table:table-cell>
          <table:table-cell office:value-type="float" office:value="97.098" calcext:value-type="float">
            <text:p>97.098</text:p>
          </table:table-cell>
          <table:table-cell office:value-type="float" office:value="83.563" calcext:value-type="float">
            <text:p>83.563</text:p>
          </table:table-cell>
          <table:table-cell office:value-type="float" office:value="1" calcext:value-type="float">
            <text:p>1</text:p>
          </table:table-cell>
          <table:table-cell office:value-type="float" office:value="82.9" calcext:value-type="float">
            <text:p>82.9</text:p>
          </table:table-cell>
          <table:table-cell office:value-type="float" office:value="1" calcext:value-type="float">
            <text:p>1</text:p>
          </table:table-cell>
          <table:table-cell office:value-type="float" office:value="83.186" calcext:value-type="float">
            <text:p>83.186</text:p>
          </table:table-cell>
          <table:table-cell office:value-type="float" office:value="1" calcext:value-type="float">
            <text:p>1</text:p>
          </table:table-cell>
          <table:table-cell office:value-type="float" office:value="83.305" calcext:value-type="float">
            <text:p>83.305</text:p>
          </table:table-cell>
          <table:table-cell office:value-type="float" office:value="1" calcext:value-type="float">
            <text:p>1</text:p>
          </table:table-cell>
          <table:table-cell office:value-type="float" office:value="83.565" calcext:value-type="float">
            <text:p>83.565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.784" calcext:value-type="float">
            <text:p>16.784</text:p>
          </table:table-cell>
          <table:table-cell office:value-type="float" office:value="52.45" calcext:value-type="float">
            <text:p>52.45</text:p>
          </table:table-cell>
          <table:table-cell office:value-type="float" office:value="15.891" calcext:value-type="float">
            <text:p>15.891</text:p>
          </table:table-cell>
          <table:table-cell office:value-type="float" office:value="43.929" calcext:value-type="float">
            <text:p>43.929</text:p>
          </table:table-cell>
          <table:table-cell office:value-type="float" office:value="16.06" calcext:value-type="float">
            <text:p>16.06</text:p>
          </table:table-cell>
          <table:table-cell office:value-type="float" office:value="40.708" calcext:value-type="float">
            <text:p>40.708</text:p>
          </table:table-cell>
          <table:table-cell office:value-type="float" office:value="15.031" calcext:value-type="float">
            <text:p>15.031</text:p>
          </table:table-cell>
          <table:table-cell office:value-type="float" office:value="40.429" calcext:value-type="float">
            <text:p>40.429</text:p>
          </table:table-cell>
          <table:table-cell office:value-type="float" office:value="14.795" calcext:value-type="float">
            <text:p>14.795</text:p>
          </table:table-cell>
          <table:table-cell office:value-type="float" office:value="1" calcext:value-type="float">
            <text:p>1</text:p>
          </table:table-cell>
          <table:table-cell office:value-type="float" office:value="17.066" calcext:value-type="float">
            <text:p>17.066</text:p>
          </table:table-cell>
          <table:table-cell office:value-type="float" office:value="1" calcext:value-type="float">
            <text:p>1</text:p>
          </table:table-cell>
          <table:table-cell office:value-type="float" office:value="17.319" calcext:value-type="float">
            <text:p>17.319</text:p>
          </table:table-cell>
          <table:table-cell office:value-type="float" office:value="1" calcext:value-type="float">
            <text:p>1</text:p>
          </table:table-cell>
          <table:table-cell office:value-type="float" office:value="16.878" calcext:value-type="float">
            <text:p>16.878</text:p>
          </table:table-cell>
          <table:table-cell office:value-type="float" office:value="1" calcext:value-type="float">
            <text:p>1</text:p>
          </table:table-cell>
          <table:table-cell office:value-type="float" office:value="16.067" calcext:value-type="float">
            <text:p>16.06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8.478" calcext:value-type="float">
            <text:p>18.478</text:p>
          </table:table-cell>
          <table:table-cell office:value-type="float" office:value="56.127" calcext:value-type="float">
            <text:p>56.127</text:p>
          </table:table-cell>
          <table:table-cell office:value-type="float" office:value="16.242" calcext:value-type="float">
            <text:p>16.242</text:p>
          </table:table-cell>
          <table:table-cell office:value-type="float" office:value="50.009" calcext:value-type="float">
            <text:p>50.009</text:p>
          </table:table-cell>
          <table:table-cell office:value-type="float" office:value="16.318" calcext:value-type="float">
            <text:p>16.318</text:p>
          </table:table-cell>
          <table:table-cell office:value-type="float" office:value="53.56" calcext:value-type="float">
            <text:p>53.56</text:p>
          </table:table-cell>
          <table:table-cell office:value-type="float" office:value="15.33" calcext:value-type="float">
            <text:p>15.33</text:p>
          </table:table-cell>
          <table:table-cell office:value-type="float" office:value="45.561" calcext:value-type="float">
            <text:p>45.561</text:p>
          </table:table-cell>
          <table:table-cell office:value-type="float" office:value="14.208" calcext:value-type="float">
            <text:p>14.208</text:p>
          </table:table-cell>
          <table:table-cell office:value-type="float" office:value="1" calcext:value-type="float">
            <text:p>1</text:p>
          </table:table-cell>
          <table:table-cell office:value-type="float" office:value="18.577" calcext:value-type="float">
            <text:p>18.577</text:p>
          </table:table-cell>
          <table:table-cell office:value-type="float" office:value="1" calcext:value-type="float">
            <text:p>1</text:p>
          </table:table-cell>
          <table:table-cell office:value-type="float" office:value="18.265" calcext:value-type="float">
            <text:p>18.265</text:p>
          </table:table-cell>
          <table:table-cell office:value-type="float" office:value="1" calcext:value-type="float">
            <text:p>1</text:p>
          </table:table-cell>
          <table:table-cell office:value-type="float" office:value="17.851" calcext:value-type="float">
            <text:p>17.851</text:p>
          </table:table-cell>
          <table:table-cell office:value-type="float" office:value="1" calcext:value-type="float">
            <text:p>1</text:p>
          </table:table-cell>
          <table:table-cell office:value-type="float" office:value="17.243" calcext:value-type="float">
            <text:p>17.243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21.134" calcext:value-type="float">
            <text:p>21.134</text:p>
          </table:table-cell>
          <table:table-cell office:value-type="float" office:value="49.373" calcext:value-type="float">
            <text:p>49.373</text:p>
          </table:table-cell>
          <table:table-cell office:value-type="float" office:value="18.33" calcext:value-type="float">
            <text:p>18.33</text:p>
          </table:table-cell>
          <table:table-cell office:value-type="float" office:value="45.1" calcext:value-type="float">
            <text:p>45.1</text:p>
          </table:table-cell>
          <table:table-cell office:value-type="float" office:value="19.766" calcext:value-type="float">
            <text:p>19.766</text:p>
          </table:table-cell>
          <table:table-cell office:value-type="float" office:value="41.852" calcext:value-type="float">
            <text:p>41.852</text:p>
          </table:table-cell>
          <table:table-cell office:value-type="float" office:value="19.327" calcext:value-type="float">
            <text:p>19.327</text:p>
          </table:table-cell>
          <table:table-cell office:value-type="float" office:value="38.644" calcext:value-type="float">
            <text:p>38.644</text:p>
          </table:table-cell>
          <table:table-cell office:value-type="float" office:value="19.308" calcext:value-type="float">
            <text:p>19.308</text:p>
          </table:table-cell>
          <table:table-cell office:value-type="float" office:value="1" calcext:value-type="float">
            <text:p>1</text:p>
          </table:table-cell>
          <table:table-cell office:value-type="float" office:value="20.968" calcext:value-type="float">
            <text:p>20.968</text:p>
          </table:table-cell>
          <table:table-cell office:value-type="float" office:value="1" calcext:value-type="float">
            <text:p>1</text:p>
          </table:table-cell>
          <table:table-cell office:value-type="float" office:value="21.236" calcext:value-type="float">
            <text:p>21.236</text:p>
          </table:table-cell>
          <table:table-cell office:value-type="float" office:value="1" calcext:value-type="float">
            <text:p>1</text:p>
          </table:table-cell>
          <table:table-cell office:value-type="float" office:value="20.952" calcext:value-type="float">
            <text:p>20.952</text:p>
          </table:table-cell>
          <table:table-cell office:value-type="float" office:value="1" calcext:value-type="float">
            <text:p>1</text:p>
          </table:table-cell>
          <table:table-cell office:value-type="float" office:value="20.832" calcext:value-type="float">
            <text:p>20.832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9.288" calcext:value-type="float">
            <text:p>19.288</text:p>
          </table:table-cell>
          <table:table-cell office:value-type="float" office:value="42.998" calcext:value-type="float">
            <text:p>42.998</text:p>
          </table:table-cell>
          <table:table-cell office:value-type="float" office:value="16.42" calcext:value-type="float">
            <text:p>16.42</text:p>
          </table:table-cell>
          <table:table-cell office:value-type="float" office:value="41.752" calcext:value-type="float">
            <text:p>41.752</text:p>
          </table:table-cell>
          <table:table-cell office:value-type="float" office:value="16.591" calcext:value-type="float">
            <text:p>16.591</text:p>
          </table:table-cell>
          <table:table-cell office:value-type="float" office:value="39.852" calcext:value-type="float">
            <text:p>39.852</text:p>
          </table:table-cell>
          <table:table-cell office:value-type="float" office:value="16.438" calcext:value-type="float">
            <text:p>16.438</text:p>
          </table:table-cell>
          <table:table-cell office:value-type="float" office:value="32.644" calcext:value-type="float">
            <text:p>32.644</text:p>
          </table:table-cell>
          <table:table-cell office:value-type="float" office:value="16.368" calcext:value-type="float">
            <text:p>16.368</text:p>
          </table:table-cell>
          <table:table-cell office:value-type="float" office:value="1" calcext:value-type="float">
            <text:p>1</text:p>
          </table:table-cell>
          <table:table-cell office:value-type="float" office:value="18.985" calcext:value-type="float">
            <text:p>18.985</text:p>
          </table:table-cell>
          <table:table-cell office:value-type="float" office:value="1" calcext:value-type="float">
            <text:p>1</text:p>
          </table:table-cell>
          <table:table-cell office:value-type="float" office:value="18.357" calcext:value-type="float">
            <text:p>18.357</text:p>
          </table:table-cell>
          <table:table-cell office:value-type="float" office:value="1" calcext:value-type="float">
            <text:p>1</text:p>
          </table:table-cell>
          <table:table-cell office:value-type="float" office:value="17.687" calcext:value-type="float">
            <text:p>17.687</text:p>
          </table:table-cell>
          <table:table-cell office:value-type="float" office:value="1" calcext:value-type="float">
            <text:p>1</text:p>
          </table:table-cell>
          <table:table-cell office:value-type="float" office:value="17.742" calcext:value-type="float">
            <text:p>17.742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Siamese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64.246" calcext:value-type="float">
            <text:p>64.246</text:p>
          </table:table-cell>
          <table:table-cell office:value-type="float" office:value="80.821" calcext:value-type="float">
            <text:p>80.821</text:p>
          </table:table-cell>
          <table:table-cell office:value-type="float" office:value="66.648" calcext:value-type="float">
            <text:p>66.648</text:p>
          </table:table-cell>
          <table:table-cell office:value-type="float" office:value="77.916" calcext:value-type="float">
            <text:p>77.916</text:p>
          </table:table-cell>
          <table:table-cell office:value-type="float" office:value="68.411" calcext:value-type="float">
            <text:p>68.411</text:p>
          </table:table-cell>
          <table:table-cell office:value-type="float" office:value="76.428" calcext:value-type="float">
            <text:p>76.428</text:p>
          </table:table-cell>
          <table:table-cell office:value-type="float" office:value="68.668" calcext:value-type="float">
            <text:p>68.668</text:p>
          </table:table-cell>
          <table:table-cell office:value-type="float" office:value="75.592" calcext:value-type="float">
            <text:p>75.592</text:p>
          </table:table-cell>
          <table:table-cell office:value-type="float" office:value="68.987" calcext:value-type="float">
            <text:p>68.987</text:p>
          </table:table-cell>
          <table:table-cell office:value-type="float" office:value="1" calcext:value-type="float">
            <text:p>1</text:p>
          </table:table-cell>
          <table:table-cell office:value-type="float" office:value="66.638" calcext:value-type="float">
            <text:p>66.638</text:p>
          </table:table-cell>
          <table:table-cell office:value-type="float" office:value="1" calcext:value-type="float">
            <text:p>1</text:p>
          </table:table-cell>
          <table:table-cell office:value-type="float" office:value="68.412" calcext:value-type="float">
            <text:p>68.412</text:p>
          </table:table-cell>
          <table:table-cell office:value-type="float" office:value="1" calcext:value-type="float">
            <text:p>1</text:p>
          </table:table-cell>
          <table:table-cell office:value-type="float" office:value="68.823" calcext:value-type="float">
            <text:p>68.823</text:p>
          </table:table-cell>
          <table:table-cell office:value-type="float" office:value="1" calcext:value-type="float">
            <text:p>1</text:p>
          </table:table-cell>
          <table:table-cell office:value-type="float" office:value="69.171" calcext:value-type="float">
            <text:p>69.171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4.16" calcext:value-type="float">
            <text:p>14.16</text:p>
          </table:table-cell>
          <table:table-cell office:value-type="float" office:value="40.82" calcext:value-type="float">
            <text:p>40.82</text:p>
          </table:table-cell>
          <table:table-cell office:value-type="float" office:value="12.171" calcext:value-type="float">
            <text:p>12.171</text:p>
          </table:table-cell>
          <table:table-cell office:value-type="float" office:value="31.557" calcext:value-type="float">
            <text:p>31.557</text:p>
          </table:table-cell>
          <table:table-cell office:value-type="float" office:value="13.026" calcext:value-type="float">
            <text:p>13.026</text:p>
          </table:table-cell>
          <table:table-cell office:value-type="float" office:value="29.281" calcext:value-type="float">
            <text:p>29.281</text:p>
          </table:table-cell>
          <table:table-cell office:value-type="float" office:value="13.769" calcext:value-type="float">
            <text:p>13.769</text:p>
          </table:table-cell>
          <table:table-cell office:value-type="float" office:value="26.112" calcext:value-type="float">
            <text:p>26.112</text:p>
          </table:table-cell>
          <table:table-cell office:value-type="float" office:value="13.197" calcext:value-type="float">
            <text:p>13.197</text:p>
          </table:table-cell>
          <table:table-cell office:value-type="float" office:value="1" calcext:value-type="float">
            <text:p>1</text:p>
          </table:table-cell>
          <table:table-cell office:value-type="float" office:value="14.234" calcext:value-type="float">
            <text:p>14.234</text:p>
          </table:table-cell>
          <table:table-cell office:value-type="float" office:value="1" calcext:value-type="float">
            <text:p>1</text:p>
          </table:table-cell>
          <table:table-cell office:value-type="float" office:value="13.954" calcext:value-type="float">
            <text:p>13.954</text:p>
          </table:table-cell>
          <table:table-cell office:value-type="float" office:value="1" calcext:value-type="float">
            <text:p>1</text:p>
          </table:table-cell>
          <table:table-cell office:value-type="float" office:value="13.713" calcext:value-type="float">
            <text:p>13.713</text:p>
          </table:table-cell>
          <table:table-cell office:value-type="float" office:value="1" calcext:value-type="float">
            <text:p>1</text:p>
          </table:table-cell>
          <table:table-cell office:value-type="float" office:value="13.741" calcext:value-type="float">
            <text:p>13.74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5.32" calcext:value-type="float">
            <text:p>15.32</text:p>
          </table:table-cell>
          <table:table-cell office:value-type="float" office:value="41.523" calcext:value-type="float">
            <text:p>41.523</text:p>
          </table:table-cell>
          <table:table-cell office:value-type="float" office:value="12.238" calcext:value-type="float">
            <text:p>12.238</text:p>
          </table:table-cell>
          <table:table-cell office:value-type="float" office:value="35.227" calcext:value-type="float">
            <text:p>35.227</text:p>
          </table:table-cell>
          <table:table-cell office:value-type="float" office:value="13.175" calcext:value-type="float">
            <text:p>13.175</text:p>
          </table:table-cell>
          <table:table-cell office:value-type="float" office:value="28.99" calcext:value-type="float">
            <text:p>28.99</text:p>
          </table:table-cell>
          <table:table-cell office:value-type="float" office:value="12.77" calcext:value-type="float">
            <text:p>12.77</text:p>
          </table:table-cell>
          <table:table-cell office:value-type="float" office:value="21.028" calcext:value-type="float">
            <text:p>21.028</text:p>
          </table:table-cell>
          <table:table-cell office:value-type="float" office:value="12.155" calcext:value-type="float">
            <text:p>12.155</text:p>
          </table:table-cell>
          <table:table-cell office:value-type="float" office:value="1" calcext:value-type="float">
            <text:p>1</text:p>
          </table:table-cell>
          <table:table-cell office:value-type="float" office:value="15.413" calcext:value-type="float">
            <text:p>15.413</text:p>
          </table:table-cell>
          <table:table-cell office:value-type="float" office:value="1" calcext:value-type="float">
            <text:p>1</text:p>
          </table:table-cell>
          <table:table-cell office:value-type="float" office:value="15.219" calcext:value-type="float">
            <text:p>15.219</text:p>
          </table:table-cell>
          <table:table-cell office:value-type="float" office:value="1" calcext:value-type="float">
            <text:p>1</text:p>
          </table:table-cell>
          <table:table-cell office:value-type="float" office:value="14.446" calcext:value-type="float">
            <text:p>14.446</text:p>
          </table:table-cell>
          <table:table-cell office:value-type="float" office:value="1" calcext:value-type="float">
            <text:p>1</text:p>
          </table:table-cell>
          <table:table-cell office:value-type="float" office:value="14.17" calcext:value-type="float">
            <text:p>14.17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8.965" calcext:value-type="float">
            <text:p>18.965</text:p>
          </table:table-cell>
          <table:table-cell office:value-type="float" office:value="40.697" calcext:value-type="float">
            <text:p>40.697</text:p>
          </table:table-cell>
          <table:table-cell office:value-type="float" office:value="15.402" calcext:value-type="float">
            <text:p>15.402</text:p>
          </table:table-cell>
          <table:table-cell office:value-type="float" office:value="34.683" calcext:value-type="float">
            <text:p>34.683</text:p>
          </table:table-cell>
          <table:table-cell office:value-type="float" office:value="15.413" calcext:value-type="float">
            <text:p>15.413</text:p>
          </table:table-cell>
          <table:table-cell office:value-type="float" office:value="31.237" calcext:value-type="float">
            <text:p>31.237</text:p>
          </table:table-cell>
          <table:table-cell office:value-type="float" office:value="15.988" calcext:value-type="float">
            <text:p>15.988</text:p>
          </table:table-cell>
          <table:table-cell office:value-type="float" office:value="27.445" calcext:value-type="float">
            <text:p>27.445</text:p>
          </table:table-cell>
          <table:table-cell office:value-type="float" office:value="15.587" calcext:value-type="float">
            <text:p>15.587</text:p>
          </table:table-cell>
          <table:table-cell office:value-type="float" office:value="1" calcext:value-type="float">
            <text:p>1</text:p>
          </table:table-cell>
          <table:table-cell office:value-type="float" office:value="18.665" calcext:value-type="float">
            <text:p>18.665</text:p>
          </table:table-cell>
          <table:table-cell office:value-type="float" office:value="1" calcext:value-type="float">
            <text:p>1</text:p>
          </table:table-cell>
          <table:table-cell office:value-type="float" office:value="16.989" calcext:value-type="float">
            <text:p>16.989</text:p>
          </table:table-cell>
          <table:table-cell office:value-type="float" office:value="1" calcext:value-type="float">
            <text:p>1</text:p>
          </table:table-cell>
          <table:table-cell office:value-type="float" office:value="17.669" calcext:value-type="float">
            <text:p>17.669</text:p>
          </table:table-cell>
          <table:table-cell office:value-type="float" office:value="1" calcext:value-type="float">
            <text:p>1</text:p>
          </table:table-cell>
          <table:table-cell office:value-type="float" office:value="17.349" calcext:value-type="float">
            <text:p>17.34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21.54" calcext:value-type="float">
            <text:p>21.54</text:p>
          </table:table-cell>
          <table:table-cell office:value-type="float" office:value="42.499" calcext:value-type="float">
            <text:p>42.499</text:p>
          </table:table-cell>
          <table:table-cell office:value-type="float" office:value="18.796" calcext:value-type="float">
            <text:p>18.796</text:p>
          </table:table-cell>
          <table:table-cell office:value-type="float" office:value="43.211" calcext:value-type="float">
            <text:p>43.211</text:p>
          </table:table-cell>
          <table:table-cell office:value-type="float" office:value="20.326" calcext:value-type="float">
            <text:p>20.326</text:p>
          </table:table-cell>
          <table:table-cell office:value-type="float" office:value="38.545" calcext:value-type="float">
            <text:p>38.545</text:p>
          </table:table-cell>
          <table:table-cell office:value-type="float" office:value="20.68" calcext:value-type="float">
            <text:p>20.68</text:p>
          </table:table-cell>
          <table:table-cell office:value-type="float" office:value="33.496" calcext:value-type="float">
            <text:p>33.496</text:p>
          </table:table-cell>
          <table:table-cell office:value-type="float" office:value="19.838" calcext:value-type="float">
            <text:p>19.838</text:p>
          </table:table-cell>
          <table:table-cell office:value-type="float" office:value="1" calcext:value-type="float">
            <text:p>1</text:p>
          </table:table-cell>
          <table:table-cell office:value-type="float" office:value="21.946" calcext:value-type="float">
            <text:p>21.946</text:p>
          </table:table-cell>
          <table:table-cell office:value-type="float" office:value="1" calcext:value-type="float">
            <text:p>1</text:p>
          </table:table-cell>
          <table:table-cell office:value-type="float" office:value="21.726" calcext:value-type="float">
            <text:p>21.726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20.543" calcext:value-type="float">
            <text:p>20.543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Siamese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50.586" calcext:value-type="float">
            <text:p>50.586</text:p>
          </table:table-cell>
          <table:table-cell office:value-type="float" office:value="74.128" calcext:value-type="float">
            <text:p>74.128</text:p>
          </table:table-cell>
          <table:table-cell office:value-type="float" office:value="53.655" calcext:value-type="float">
            <text:p>53.655</text:p>
          </table:table-cell>
          <table:table-cell office:value-type="float" office:value="70.09" calcext:value-type="float">
            <text:p>70.09</text:p>
          </table:table-cell>
          <table:table-cell office:value-type="float" office:value="55.127" calcext:value-type="float">
            <text:p>55.127</text:p>
          </table:table-cell>
          <table:table-cell office:value-type="float" office:value="67.944" calcext:value-type="float">
            <text:p>67.944</text:p>
          </table:table-cell>
          <table:table-cell office:value-type="float" office:value="56.175" calcext:value-type="float">
            <text:p>56.175</text:p>
          </table:table-cell>
          <table:table-cell office:value-type="float" office:value="66.877" calcext:value-type="float">
            <text:p>66.877</text:p>
          </table:table-cell>
          <table:table-cell office:value-type="float" office:value="56.725" calcext:value-type="float">
            <text:p>56.725</text:p>
          </table:table-cell>
          <table:table-cell office:value-type="float" office:value="1" calcext:value-type="float">
            <text:p>1</text:p>
          </table:table-cell>
          <table:table-cell office:value-type="float" office:value="52.508" calcext:value-type="float">
            <text:p>52.508</text:p>
          </table:table-cell>
          <table:table-cell office:value-type="float" office:value="1" calcext:value-type="float">
            <text:p>1</text:p>
          </table:table-cell>
          <table:table-cell office:value-type="float" office:value="54.474" calcext:value-type="float">
            <text:p>54.474</text:p>
          </table:table-cell>
          <table:table-cell office:value-type="float" office:value="1" calcext:value-type="float">
            <text:p>1</text:p>
          </table:table-cell>
          <table:table-cell office:value-type="float" office:value="55.322" calcext:value-type="float">
            <text:p>55.322</text:p>
          </table:table-cell>
          <table:table-cell office:value-type="float" office:value="1" calcext:value-type="float">
            <text:p>1</text:p>
          </table:table-cell>
          <table:table-cell office:value-type="float" office:value="55.613" calcext:value-type="float">
            <text:p>55.613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.785" calcext:value-type="float">
            <text:p>11.785</text:p>
          </table:table-cell>
          <table:table-cell office:value-type="float" office:value="46.771" calcext:value-type="float">
            <text:p>46.771</text:p>
          </table:table-cell>
          <table:table-cell office:value-type="float" office:value="11.264" calcext:value-type="float">
            <text:p>11.264</text:p>
          </table:table-cell>
          <table:table-cell office:value-type="float" office:value="45.753" calcext:value-type="float">
            <text:p>45.7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33.083" calcext:value-type="float">
            <text:p>33.083</text:p>
          </table:table-cell>
          <table:table-cell office:value-type="float" office:value="11.494" calcext:value-type="float">
            <text:p>11.494</text:p>
          </table:table-cell>
          <table:table-cell office:value-type="float" office:value="33.377" calcext:value-type="float">
            <text:p>33.377</text:p>
          </table:table-cell>
          <table:table-cell office:value-type="float" office:value="11.221" calcext:value-type="float">
            <text:p>11.221</text:p>
          </table:table-cell>
          <table:table-cell office:value-type="float" office:value="1" calcext:value-type="float">
            <text:p>1</text:p>
          </table:table-cell>
          <table:table-cell office:value-type="float" office:value="11.562" calcext:value-type="float">
            <text:p>11.562</text:p>
          </table:table-cell>
          <table:table-cell office:value-type="float" office:value="1" calcext:value-type="float">
            <text:p>1</text:p>
          </table:table-cell>
          <table:table-cell office:value-type="float" office:value="11.578" calcext:value-type="float">
            <text:p>11.578</text:p>
          </table:table-cell>
          <table:table-cell office:value-type="float" office:value="1" calcext:value-type="float">
            <text:p>1</text:p>
          </table:table-cell>
          <table:table-cell office:value-type="float" office:value="11.453" calcext:value-type="float">
            <text:p>11.453</text:p>
          </table:table-cell>
          <table:table-cell office:value-type="float" office:value="1" calcext:value-type="float">
            <text:p>1</text:p>
          </table:table-cell>
          <table:table-cell office:value-type="float" office:value="10.964" calcext:value-type="float">
            <text:p>10.964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3.622" calcext:value-type="float">
            <text:p>13.622</text:p>
          </table:table-cell>
          <table:table-cell office:value-type="float" office:value="46.097" calcext:value-type="float">
            <text:p>46.097</text:p>
          </table:table-cell>
          <table:table-cell office:value-type="float" office:value="12.326" calcext:value-type="float">
            <text:p>12.326</text:p>
          </table:table-cell>
          <table:table-cell office:value-type="float" office:value="38.803" calcext:value-type="float">
            <text:p>38.803</text:p>
          </table:table-cell>
          <table:table-cell office:value-type="float" office:value="12.76" calcext:value-type="float">
            <text:p>12.76</text:p>
          </table:table-cell>
          <table:table-cell office:value-type="float" office:value="21.716" calcext:value-type="float">
            <text:p>21.716</text:p>
          </table:table-cell>
          <table:table-cell office:value-type="float" office:value="12.512" calcext:value-type="float">
            <text:p>12.512</text:p>
          </table:table-cell>
          <table:table-cell office:value-type="float" office:value="21.222" calcext:value-type="float">
            <text:p>21.222</text:p>
          </table:table-cell>
          <table:table-cell office:value-type="float" office:value="11.746" calcext:value-type="float">
            <text:p>11.746</text:p>
          </table:table-cell>
          <table:table-cell office:value-type="float" office:value="1" calcext:value-type="float">
            <text:p>1</text:p>
          </table:table-cell>
          <table:table-cell office:value-type="float" office:value="13.44" calcext:value-type="float">
            <text:p>13.44</text:p>
          </table:table-cell>
          <table:table-cell office:value-type="float" office:value="1" calcext:value-type="float">
            <text:p>1</text:p>
          </table:table-cell>
          <table:table-cell office:value-type="float" office:value="12.931" calcext:value-type="float">
            <text:p>12.931</text:p>
          </table:table-cell>
          <table:table-cell office:value-type="float" office:value="1" calcext:value-type="float">
            <text:p>1</text:p>
          </table:table-cell>
          <table:table-cell office:value-type="float" office:value="12.701" calcext:value-type="float">
            <text:p>12.701</text:p>
          </table:table-cell>
          <table:table-cell office:value-type="float" office:value="1" calcext:value-type="float">
            <text:p>1</text:p>
          </table:table-cell>
          <table:table-cell office:value-type="float" office:value="12.619" calcext:value-type="float">
            <text:p>12.619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5.133" calcext:value-type="float">
            <text:p>15.133</text:p>
          </table:table-cell>
          <table:table-cell office:value-type="float" office:value="42.837" calcext:value-type="float">
            <text:p>42.837</text:p>
          </table:table-cell>
          <table:table-cell office:value-type="float" office:value="13.742" calcext:value-type="float">
            <text:p>13.742</text:p>
          </table:table-cell>
          <table:table-cell office:value-type="float" office:value="39.832" calcext:value-type="float">
            <text:p>39.832</text:p>
          </table:table-cell>
          <table:table-cell office:value-type="float" office:value="13.554" calcext:value-type="float">
            <text:p>13.554</text:p>
          </table:table-cell>
          <table:table-cell office:value-type="float" office:value="35.331" calcext:value-type="float">
            <text:p>35.331</text:p>
          </table:table-cell>
          <table:table-cell office:value-type="float" office:value="13.17" calcext:value-type="float">
            <text:p>13.17</text:p>
          </table:table-cell>
          <table:table-cell office:value-type="float" office:value="32.619" calcext:value-type="float">
            <text:p>32.619</text:p>
          </table:table-cell>
          <table:table-cell office:value-type="float" office:value="13.074" calcext:value-type="float">
            <text:p>13.074</text:p>
          </table:table-cell>
          <table:table-cell office:value-type="float" office:value="1" calcext:value-type="float">
            <text:p>1</text:p>
          </table:table-cell>
          <table:table-cell office:value-type="float" office:value="15.402" calcext:value-type="float">
            <text:p>15.402</text:p>
          </table:table-cell>
          <table:table-cell office:value-type="float" office:value="1" calcext:value-type="float">
            <text:p>1</text:p>
          </table:table-cell>
          <table:table-cell office:value-type="float" office:value="14.489" calcext:value-type="float">
            <text:p>14.489</text:p>
          </table:table-cell>
          <table:table-cell office:value-type="float" office:value="1" calcext:value-type="float">
            <text:p>1</text:p>
          </table:table-cell>
          <table:table-cell office:value-type="float" office:value="14.195" calcext:value-type="float">
            <text:p>14.195</text:p>
          </table:table-cell>
          <table:table-cell office:value-type="float" office:value="1" calcext:value-type="float">
            <text:p>1</text:p>
          </table:table-cell>
          <table:table-cell office:value-type="float" office:value="14.383" calcext:value-type="float">
            <text:p>14.38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8.072" calcext:value-type="float">
            <text:p>18.072</text:p>
          </table:table-cell>
          <table:table-cell office:value-type="float" office:value="40.386" calcext:value-type="float">
            <text:p>40.386</text:p>
          </table:table-cell>
          <table:table-cell office:value-type="float" office:value="15.804" calcext:value-type="float">
            <text:p>15.804</text:p>
          </table:table-cell>
          <table:table-cell office:value-type="float" office:value="37.395" calcext:value-type="float">
            <text:p>37.395</text:p>
          </table:table-cell>
          <table:table-cell office:value-type="float" office:value="17.602" calcext:value-type="float">
            <text:p>17.602</text:p>
          </table:table-cell>
          <table:table-cell office:value-type="float" office:value="32.18" calcext:value-type="float">
            <text:p>32.18</text:p>
          </table:table-cell>
          <table:table-cell office:value-type="float" office:value="17.939" calcext:value-type="float">
            <text:p>17.939</text:p>
          </table:table-cell>
          <table:table-cell office:value-type="float" office:value="33.965" calcext:value-type="float">
            <text:p>33.965</text:p>
          </table:table-cell>
          <table:table-cell office:value-type="float" office:value="17.537" calcext:value-type="float">
            <text:p>17.537</text:p>
          </table:table-cell>
          <table:table-cell office:value-type="float" office:value="1" calcext:value-type="float">
            <text:p>1</text:p>
          </table:table-cell>
          <table:table-cell office:value-type="float" office:value="18.677" calcext:value-type="float">
            <text:p>18.677</text:p>
          </table:table-cell>
          <table:table-cell office:value-type="float" office:value="1" calcext:value-type="float">
            <text:p>1</text:p>
          </table:table-cell>
          <table:table-cell office:value-type="float" office:value="19.464" calcext:value-type="float">
            <text:p>19.464</text:p>
          </table:table-cell>
          <table:table-cell office:value-type="float" office:value="1" calcext:value-type="float">
            <text:p>1</text:p>
          </table:table-cell>
          <table:table-cell office:value-type="float" office:value="19.518" calcext:value-type="float">
            <text:p>19.518</text:p>
          </table:table-cell>
          <table:table-cell office:value-type="float" office:value="1" calcext:value-type="float">
            <text:p>1</text:p>
          </table:table-cell>
          <table:table-cell office:value-type="float" office:value="19.346" calcext:value-type="float">
            <text:p>19.346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Triplet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71.158" calcext:value-type="float">
            <text:p>71.158</text:p>
          </table:table-cell>
          <table:table-cell office:value-type="float" office:value="86.508" calcext:value-type="float">
            <text:p>86.508</text:p>
          </table:table-cell>
          <table:table-cell office:value-type="float" office:value="74.081" calcext:value-type="float">
            <text:p>74.081</text:p>
          </table:table-cell>
          <table:table-cell office:value-type="float" office:value="84.491" calcext:value-type="float">
            <text:p>84.491</text:p>
          </table:table-cell>
          <table:table-cell office:value-type="float" office:value="75.255" calcext:value-type="float">
            <text:p>75.255</text:p>
          </table:table-cell>
          <table:table-cell office:value-type="float" office:value="83.679" calcext:value-type="float">
            <text:p>83.679</text:p>
          </table:table-cell>
          <table:table-cell office:value-type="float" office:value="75.781" calcext:value-type="float">
            <text:p>75.781</text:p>
          </table:table-cell>
          <table:table-cell office:value-type="float" office:value="83.189" calcext:value-type="float">
            <text:p>83.189</text:p>
          </table:table-cell>
          <table:table-cell office:value-type="float" office:value="75.831" calcext:value-type="float">
            <text:p>75.831</text:p>
          </table:table-cell>
          <table:table-cell office:value-type="float" office:value="1" calcext:value-type="float">
            <text:p>1</text:p>
          </table:table-cell>
          <table:table-cell office:value-type="float" office:value="73.795" calcext:value-type="float">
            <text:p>73.795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1" calcext:value-type="float">
            <text:p>1</text:p>
          </table:table-cell>
          <table:table-cell office:value-type="float" office:value="75.599" calcext:value-type="float">
            <text:p>75.599</text:p>
          </table:table-cell>
          <table:table-cell office:value-type="float" office:value="1" calcext:value-type="float">
            <text:p>1</text:p>
          </table:table-cell>
          <table:table-cell office:value-type="float" office:value="75.87" calcext:value-type="float">
            <text:p>75.87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8.145" calcext:value-type="float">
            <text:p>18.145</text:p>
          </table:table-cell>
          <table:table-cell office:value-type="float" office:value="40.208" calcext:value-type="float">
            <text:p>40.208</text:p>
          </table:table-cell>
          <table:table-cell office:value-type="float" office:value="15.789" calcext:value-type="float">
            <text:p>15.789</text:p>
          </table:table-cell>
          <table:table-cell office:value-type="float" office:value="35.281" calcext:value-type="float">
            <text:p>35.281</text:p>
          </table:table-cell>
          <table:table-cell office:value-type="float" office:value="15.895" calcext:value-type="float">
            <text:p>15.895</text:p>
          </table:table-cell>
          <table:table-cell office:value-type="float" office:value="45.709" calcext:value-type="float">
            <text:p>45.709</text:p>
          </table:table-cell>
          <table:table-cell office:value-type="float" office:value="16.659" calcext:value-type="float">
            <text:p>16.659</text:p>
          </table:table-cell>
          <table:table-cell office:value-type="float" office:value="25.425" calcext:value-type="float">
            <text:p>25.425</text:p>
          </table:table-cell>
          <table:table-cell office:value-type="float" office:value="15.568" calcext:value-type="float">
            <text:p>15.568</text:p>
          </table:table-cell>
          <table:table-cell office:value-type="float" office:value="1" calcext:value-type="float">
            <text:p>1</text:p>
          </table:table-cell>
          <table:table-cell office:value-type="float" office:value="18.089" calcext:value-type="float">
            <text:p>18.089</text:p>
          </table:table-cell>
          <table:table-cell office:value-type="float" office:value="1" calcext:value-type="float">
            <text:p>1</text:p>
          </table:table-cell>
          <table:table-cell office:value-type="float" office:value="18.501" calcext:value-type="float">
            <text:p>18.501</text:p>
          </table:table-cell>
          <table:table-cell office:value-type="float" office:value="1" calcext:value-type="float">
            <text:p>1</text:p>
          </table:table-cell>
          <table:table-cell office:value-type="float" office:value="18.527" calcext:value-type="float">
            <text:p>18.527</text:p>
          </table:table-cell>
          <table:table-cell office:value-type="float" office:value="1" calcext:value-type="float">
            <text:p>1</text:p>
          </table:table-cell>
          <table:table-cell office:value-type="float" office:value="17.801" calcext:value-type="float">
            <text:p>17.80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6.831" calcext:value-type="float">
            <text:p>16.831</text:p>
          </table:table-cell>
          <table:table-cell office:value-type="float" office:value="55.107" calcext:value-type="float">
            <text:p>55.107</text:p>
          </table:table-cell>
          <table:table-cell office:value-type="float" office:value="14.977" calcext:value-type="float">
            <text:p>14.977</text:p>
          </table:table-cell>
          <table:table-cell office:value-type="float" office:value="30.35" calcext:value-type="float">
            <text:p>30.35</text:p>
          </table:table-cell>
          <table:table-cell office:value-type="float" office:value="16.62" calcext:value-type="float">
            <text:p>16.62</text:p>
          </table:table-cell>
          <table:table-cell office:value-type="float" office:value="38.882" calcext:value-type="float">
            <text:p>38.882</text:p>
          </table:table-cell>
          <table:table-cell office:value-type="float" office:value="14.953" calcext:value-type="float">
            <text:p>14.953</text:p>
          </table:table-cell>
          <table:table-cell office:value-type="float" office:value="36.335" calcext:value-type="float">
            <text:p>36.335</text:p>
          </table:table-cell>
          <table:table-cell office:value-type="float" office:value="14.786" calcext:value-type="float">
            <text:p>14.786</text:p>
          </table:table-cell>
          <table:table-cell office:value-type="float" office:value="1" calcext:value-type="float">
            <text:p>1</text:p>
          </table:table-cell>
          <table:table-cell office:value-type="float" office:value="16.638" calcext:value-type="float">
            <text:p>16.638</text:p>
          </table:table-cell>
          <table:table-cell office:value-type="float" office:value="1" calcext:value-type="float">
            <text:p>1</text:p>
          </table:table-cell>
          <table:table-cell office:value-type="float" office:value="15.682" calcext:value-type="float">
            <text:p>15.682</text:p>
          </table:table-cell>
          <table:table-cell office:value-type="float" office:value="1" calcext:value-type="float">
            <text:p>1</text:p>
          </table:table-cell>
          <table:table-cell office:value-type="float" office:value="15.732" calcext:value-type="float">
            <text:p>15.732</text:p>
          </table:table-cell>
          <table:table-cell office:value-type="float" office:value="1" calcext:value-type="float">
            <text:p>1</text:p>
          </table:table-cell>
          <table:table-cell office:value-type="float" office:value="15.403" calcext:value-type="float">
            <text:p>15.403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20.854" calcext:value-type="float">
            <text:p>20.854</text:p>
          </table:table-cell>
          <table:table-cell office:value-type="float" office:value="43.911" calcext:value-type="float">
            <text:p>43.911</text:p>
          </table:table-cell>
          <table:table-cell office:value-type="float" office:value="16.892" calcext:value-type="float">
            <text:p>16.892</text:p>
          </table:table-cell>
          <table:table-cell office:value-type="float" office:value="36.115" calcext:value-type="float">
            <text:p>36.115</text:p>
          </table:table-cell>
          <table:table-cell office:value-type="float" office:value="18.529" calcext:value-type="float">
            <text:p>18.529</text:p>
          </table:table-cell>
          <table:table-cell office:value-type="float" office:value="32.915" calcext:value-type="float">
            <text:p>32.915</text:p>
          </table:table-cell>
          <table:table-cell office:value-type="float" office:value="18.95" calcext:value-type="float">
            <text:p>18.95</text:p>
          </table:table-cell>
          <table:table-cell office:value-type="float" office:value="32.642" calcext:value-type="float">
            <text:p>32.642</text:p>
          </table:table-cell>
          <table:table-cell office:value-type="float" office:value="18.18" calcext:value-type="float">
            <text:p>18.18</text:p>
          </table:table-cell>
          <table:table-cell office:value-type="float" office:value="1" calcext:value-type="float">
            <text:p>1</text:p>
          </table:table-cell>
          <table:table-cell office:value-type="float" office:value="20.215" calcext:value-type="float">
            <text:p>20.215</text:p>
          </table:table-cell>
          <table:table-cell office:value-type="float" office:value="1" calcext:value-type="float">
            <text:p>1</text:p>
          </table:table-cell>
          <table:table-cell office:value-type="float" office:value="19.837" calcext:value-type="float">
            <text:p>19.837</text:p>
          </table:table-cell>
          <table:table-cell office:value-type="float" office:value="1" calcext:value-type="float">
            <text:p>1</text:p>
          </table:table-cell>
          <table:table-cell office:value-type="float" office:value="19.797" calcext:value-type="float">
            <text:p>19.797</text:p>
          </table:table-cell>
          <table:table-cell office:value-type="float" office:value="1" calcext:value-type="float">
            <text:p>1</text:p>
          </table:table-cell>
          <table:table-cell office:value-type="float" office:value="19.043" calcext:value-type="float">
            <text:p>19.0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9.183" calcext:value-type="float">
            <text:p>19.183</text:p>
          </table:table-cell>
          <table:table-cell office:value-type="float" office:value="56.582" calcext:value-type="float">
            <text:p>56.582</text:p>
          </table:table-cell>
          <table:table-cell office:value-type="float" office:value="16.97" calcext:value-type="float">
            <text:p>16.97</text:p>
          </table:table-cell>
          <table:table-cell office:value-type="float" office:value="43.475" calcext:value-type="float">
            <text:p>43.475</text:p>
          </table:table-cell>
          <table:table-cell office:value-type="float" office:value="18.099" calcext:value-type="float">
            <text:p>18.099</text:p>
          </table:table-cell>
          <table:table-cell office:value-type="float" office:value="42.016" calcext:value-type="float">
            <text:p>42.016</text:p>
          </table:table-cell>
          <table:table-cell office:value-type="float" office:value="17.257" calcext:value-type="float">
            <text:p>17.257</text:p>
          </table:table-cell>
          <table:table-cell office:value-type="float" office:value="40.322" calcext:value-type="float">
            <text:p>40.322</text:p>
          </table:table-cell>
          <table:table-cell office:value-type="float" office:value="17.312" calcext:value-type="float">
            <text:p>17.312</text:p>
          </table:table-cell>
          <table:table-cell office:value-type="float" office:value="1" calcext:value-type="float">
            <text:p>1</text:p>
          </table:table-cell>
          <table:table-cell office:value-type="float" office:value="19.438" calcext:value-type="float">
            <text:p>19.438</text:p>
          </table:table-cell>
          <table:table-cell office:value-type="float" office:value="1" calcext:value-type="float">
            <text:p>1</text:p>
          </table:table-cell>
          <table:table-cell office:value-type="float" office:value="19.62" calcext:value-type="float">
            <text:p>19.62</text:p>
          </table:table-cell>
          <table:table-cell office:value-type="float" office:value="1" calcext:value-type="float">
            <text:p>1</text:p>
          </table:table-cell>
          <table:table-cell office:value-type="float" office:value="19.339" calcext:value-type="float">
            <text:p>19.339</text:p>
          </table:table-cell>
          <table:table-cell office:value-type="float" office:value="1" calcext:value-type="float">
            <text:p>1</text:p>
          </table:table-cell>
          <table:table-cell office:value-type="float" office:value="18.869" calcext:value-type="float">
            <text:p>18.869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Triplet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20.552" calcext:value-type="float">
            <text:p>20.552</text:p>
          </table:table-cell>
          <table:table-cell office:value-type="float" office:value="50.838" calcext:value-type="float">
            <text:p>50.838</text:p>
          </table:table-cell>
          <table:table-cell office:value-type="float" office:value="19.711" calcext:value-type="float">
            <text:p>19.711</text:p>
          </table:table-cell>
          <table:table-cell office:value-type="float" office:value="45.524" calcext:value-type="float">
            <text:p>45.524</text:p>
          </table:table-cell>
          <table:table-cell office:value-type="float" office:value="11.999" calcext:value-type="float">
            <text:p>11.999</text:p>
          </table:table-cell>
          <table:table-cell office:value-type="float" office:value="41.478" calcext:value-type="float">
            <text:p>41.478</text:p>
          </table:table-cell>
          <table:table-cell office:value-type="float" office:value="22.609" calcext:value-type="float">
            <text:p>22.609</text:p>
          </table:table-cell>
          <table:table-cell office:value-type="float" office:value="39.27" calcext:value-type="float">
            <text:p>39.27</text:p>
          </table:table-cell>
          <table:table-cell office:value-type="float" office:value="23.493" calcext:value-type="float">
            <text:p>23.493</text:p>
          </table:table-cell>
          <table:table-cell office:value-type="float" office:value="1" calcext:value-type="float">
            <text:p>1</text:p>
          </table:table-cell>
          <table:table-cell office:value-type="float" office:value="21.423" calcext:value-type="float">
            <text:p>21.423</text:p>
          </table:table-cell>
          <table:table-cell office:value-type="float" office:value="1" calcext:value-type="float">
            <text:p>1</text:p>
          </table:table-cell>
          <table:table-cell office:value-type="float" office:value="22.245" calcext:value-type="float">
            <text:p>22.245</text:p>
          </table:table-cell>
          <table:table-cell office:value-type="float" office:value="1" calcext:value-type="float">
            <text:p>1</text:p>
          </table:table-cell>
          <table:table-cell office:value-type="float" office:value="23.286" calcext:value-type="float">
            <text:p>23.286</text:p>
          </table:table-cell>
          <table:table-cell office:value-type="float" office:value="1" calcext:value-type="float">
            <text:p>1</text:p>
          </table:table-cell>
          <table:table-cell office:value-type="float" office:value="23.881" calcext:value-type="float">
            <text:p>23.881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7.825" calcext:value-type="float">
            <text:p>17.825</text:p>
          </table:table-cell>
          <table:table-cell office:value-type="float" office:value="37.73" calcext:value-type="float">
            <text:p>37.73</text:p>
          </table:table-cell>
          <table:table-cell office:value-type="float" office:value="14.83" calcext:value-type="float">
            <text:p>14.83</text:p>
          </table:table-cell>
          <table:table-cell office:value-type="float" office:value="38.103" calcext:value-type="float">
            <text:p>38.103</text:p>
          </table:table-cell>
          <table:table-cell office:value-type="float" office:value="16.182" calcext:value-type="float">
            <text:p>16.182</text:p>
          </table:table-cell>
          <table:table-cell office:value-type="float" office:value="44.721" calcext:value-type="float">
            <text:p>44.721</text:p>
          </table:table-cell>
          <table:table-cell office:value-type="float" office:value="15.734" calcext:value-type="float">
            <text:p>15.734</text:p>
          </table:table-cell>
          <table:table-cell office:value-type="float" office:value="38.37" calcext:value-type="float">
            <text:p>38.37</text:p>
          </table:table-cell>
          <table:table-cell office:value-type="float" office:value="14.631" calcext:value-type="float">
            <text:p>14.631</text:p>
          </table:table-cell>
          <table:table-cell office:value-type="float" office:value="1" calcext:value-type="float">
            <text:p>1</text:p>
          </table:table-cell>
          <table:table-cell office:value-type="float" office:value="18.322" calcext:value-type="float">
            <text:p>18.322</text:p>
          </table:table-cell>
          <table:table-cell office:value-type="float" office:value="1" calcext:value-type="float">
            <text:p>1</text:p>
          </table:table-cell>
          <table:table-cell office:value-type="float" office:value="18.253" calcext:value-type="float">
            <text:p>18.253</text:p>
          </table:table-cell>
          <table:table-cell office:value-type="float" office:value="1" calcext:value-type="float">
            <text:p>1</text:p>
          </table:table-cell>
          <table:table-cell office:value-type="float" office:value="17.792" calcext:value-type="float">
            <text:p>17.792</text:p>
          </table:table-cell>
          <table:table-cell office:value-type="float" office:value="1" calcext:value-type="float">
            <text:p>1</text:p>
          </table:table-cell>
          <table:table-cell office:value-type="float" office:value="17.226" calcext:value-type="float">
            <text:p>17.226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4.463" calcext:value-type="float">
            <text:p>14.463</text:p>
          </table:table-cell>
          <table:table-cell office:value-type="float" office:value="41.984" calcext:value-type="float">
            <text:p>41.984</text:p>
          </table:table-cell>
          <table:table-cell office:value-type="float" office:value="12.264" calcext:value-type="float">
            <text:p>12.264</text:p>
          </table:table-cell>
          <table:table-cell office:value-type="float" office:value="38.255" calcext:value-type="float">
            <text:p>38.255</text:p>
          </table:table-cell>
          <table:table-cell office:value-type="float" office:value="13.642" calcext:value-type="float">
            <text:p>13.642</text:p>
          </table:table-cell>
          <table:table-cell office:value-type="float" office:value="41.281" calcext:value-type="float">
            <text:p>41.281</text:p>
          </table:table-cell>
          <table:table-cell office:value-type="float" office:value="12.584" calcext:value-type="float">
            <text:p>12.584</text:p>
          </table:table-cell>
          <table:table-cell office:value-type="float" office:value="49.1" calcext:value-type="float">
            <text:p>49.1</text:p>
          </table:table-cell>
          <table:table-cell office:value-type="float" office:value="12.948" calcext:value-type="float">
            <text:p>12.948</text:p>
          </table:table-cell>
          <table:table-cell office:value-type="float" office:value="1" calcext:value-type="float">
            <text:p>1</text:p>
          </table:table-cell>
          <table:table-cell office:value-type="float" office:value="14.247" calcext:value-type="float">
            <text:p>14.247</text:p>
          </table:table-cell>
          <table:table-cell office:value-type="float" office:value="1" calcext:value-type="float">
            <text:p>1</text:p>
          </table:table-cell>
          <table:table-cell office:value-type="float" office:value="13.439" calcext:value-type="float">
            <text:p>13.439</text:p>
          </table:table-cell>
          <table:table-cell office:value-type="float" office:value="1" calcext:value-type="float">
            <text:p>1</text:p>
          </table:table-cell>
          <table:table-cell office:value-type="float" office:value="13.281" calcext:value-type="float">
            <text:p>13.281</text:p>
          </table:table-cell>
          <table:table-cell office:value-type="float" office:value="1" calcext:value-type="float">
            <text:p>1</text:p>
          </table:table-cell>
          <table:table-cell office:value-type="float" office:value="13.417" calcext:value-type="float">
            <text:p>13.417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7.984" calcext:value-type="float">
            <text:p>17.984</text:p>
          </table:table-cell>
          <table:table-cell office:value-type="float" office:value="38.992" calcext:value-type="float">
            <text:p>38.992</text:p>
          </table:table-cell>
          <table:table-cell office:value-type="float" office:value="15.514" calcext:value-type="float">
            <text:p>15.514</text:p>
          </table:table-cell>
          <table:table-cell office:value-type="float" office:value="41.266" calcext:value-type="float">
            <text:p>41.266</text:p>
          </table:table-cell>
          <table:table-cell office:value-type="float" office:value="16.727" calcext:value-type="float">
            <text:p>16.727</text:p>
          </table:table-cell>
          <table:table-cell office:value-type="float" office:value="32.123" calcext:value-type="float">
            <text:p>32.123</text:p>
          </table:table-cell>
          <table:table-cell office:value-type="float" office:value="17.083" calcext:value-type="float">
            <text:p>17.083</text:p>
          </table:table-cell>
          <table:table-cell office:value-type="float" office:value="27.638" calcext:value-type="float">
            <text:p>27.638</text:p>
          </table:table-cell>
          <table:table-cell office:value-type="float" office:value="17.417" calcext:value-type="float">
            <text:p>17.417</text:p>
          </table:table-cell>
          <table:table-cell office:value-type="float" office:value="1" calcext:value-type="float">
            <text:p>1</text:p>
          </table:table-cell>
          <table:table-cell office:value-type="float" office:value="18.45" calcext:value-type="float">
            <text:p>18.45</text:p>
          </table:table-cell>
          <table:table-cell office:value-type="float" office:value="1" calcext:value-type="float">
            <text:p>1</text:p>
          </table:table-cell>
          <table:table-cell office:value-type="float" office:value="18.878" calcext:value-type="float">
            <text:p>18.878</text:p>
          </table:table-cell>
          <table:table-cell office:value-type="float" office:value="1" calcext:value-type="float">
            <text:p>1</text:p>
          </table:table-cell>
          <table:table-cell office:value-type="float" office:value="18.486" calcext:value-type="float">
            <text:p>18.486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9.353" calcext:value-type="float">
            <text:p>19.353</text:p>
          </table:table-cell>
          <table:table-cell office:value-type="float" office:value="48.731" calcext:value-type="float">
            <text:p>48.731</text:p>
          </table:table-cell>
          <table:table-cell office:value-type="float" office:value="17.429" calcext:value-type="float">
            <text:p>17.429</text:p>
          </table:table-cell>
          <table:table-cell office:value-type="float" office:value="39.798" calcext:value-type="float">
            <text:p>39.798</text:p>
          </table:table-cell>
          <table:table-cell office:value-type="float" office:value="19.557" calcext:value-type="float">
            <text:p>19.557</text:p>
          </table:table-cell>
          <table:table-cell office:value-type="float" office:value="38.443" calcext:value-type="float">
            <text:p>38.443</text:p>
          </table:table-cell>
          <table:table-cell office:value-type="float" office:value="19.323" calcext:value-type="float">
            <text:p>19.323</text:p>
          </table:table-cell>
          <table:table-cell office:value-type="float" office:value="35.957" calcext:value-type="float">
            <text:p>35.957</text:p>
          </table:table-cell>
          <table:table-cell office:value-type="float" office:value="19.441" calcext:value-type="float">
            <text:p>19.441</text:p>
          </table:table-cell>
          <table:table-cell office:value-type="float" office:value="1" calcext:value-type="float">
            <text:p>1</text:p>
          </table:table-cell>
          <table:table-cell office:value-type="float" office:value="19.746" calcext:value-type="float">
            <text:p>19.746</text:p>
          </table:table-cell>
          <table:table-cell office:value-type="float" office:value="1" calcext:value-type="float">
            <text:p>1</text:p>
          </table:table-cell>
          <table:table-cell office:value-type="float" office:value="20.56" calcext:value-type="float">
            <text:p>20.56</text:p>
          </table:table-cell>
          <table:table-cell office:value-type="float" office:value="1" calcext:value-type="float">
            <text:p>1</text:p>
          </table:table-cell>
          <table:table-cell office:value-type="float" office:value="20.827" calcext:value-type="float">
            <text:p>20.827</text:p>
          </table:table-cell>
          <table:table-cell office:value-type="float" office:value="1" calcext:value-type="float">
            <text:p>1</text:p>
          </table:table-cell>
          <table:table-cell office:value-type="float" office:value="20.898" calcext:value-type="float">
            <text:p>20.898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far10-nn" table:style-name="ta1">
        <table:table-column table:style-name="co1" table:default-cell-style-name="ce1"/>
        <table:table-column table:style-name="co2" table:visibility="collapse" table:default-cell-style-name="ce2"/>
        <table:table-column table:style-name="co2" table:number-columns-repeated="1022" table:default-cell-style-name="ce2"/>
        <table:table-row table:style-name="ro1">
          <table:table-cell office:value-type="string" calcext:value-type="string" table:number-columns-spanned="1" table:number-rows-spanned="2">
            <text:p>Method</text:p>
          </table:table-cell>
          <table:table-cell office:value-type="string" calcext:value-type="string" table:number-columns-spanned="1" table:number-rows-spanned="2">
            <text:p>Way</text:p>
          </table:table-cell>
          <table:table-cell office:value-type="string" calcext:value-type="string" table:number-columns-spanned="1" table:number-rows-spanned="2">
            <text:p>Shot</text:p>
          </table:table-cell>
          <table:table-cell office:value-type="string" calcext:value-type="string" table:number-columns-spanned="1" table:number-rows-spanned="2">
            <text:p>Augment</text:p>
          </table:table-cell>
          <table:table-cell office:value-type="string" calcext:value-type="string" table:number-columns-spanned="2" table:number-rows-spanned="1">
            <text:p>Dataset</text:p>
          </table:table-cell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15">
            <text:p>Conventional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93.56" calcext:value-type="float">
            <text:p>93.56</text:p>
          </table:table-cell>
          <table:table-cell office:value-type="float" office:value="81.659" calcext:value-type="float">
            <text:p>81.65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4.183" calcext:value-type="float">
            <text:p>4.183</text:p>
          </table:table-cell>
          <table:table-cell office:value-type="float" office:value="2.932" calcext:value-type="float">
            <text:p>2.932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.852" calcext:value-type="float">
            <text:p>1.852</text:p>
          </table:table-cell>
          <table:table-cell office:value-type="float" office:value="2.779" calcext:value-type="float">
            <text:p>2.77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4.267" calcext:value-type="float">
            <text:p>4.267</text:p>
          </table:table-cell>
          <table:table-cell office:value-type="float" office:value="3.701" calcext:value-type="float">
            <text:p>3.701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5.228" calcext:value-type="float">
            <text:p>5.228</text:p>
          </table:table-cell>
          <table:table-cell office:value-type="float" office:value="4.384" calcext:value-type="float">
            <text:p>4.384</text:p>
          </table:table-cell>
          <table:table-cell table:number-columns-repeated="1018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Conventional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95.83" calcext:value-type="float">
            <text:p>95.83</text:p>
          </table:table-cell>
          <table:table-cell office:value-type="float" office:value="82.609" calcext:value-type="float">
            <text:p>82.6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6.923" calcext:value-type="float">
            <text:p>6.923</text:p>
          </table:table-cell>
          <table:table-cell office:value-type="float" office:value="2.701" calcext:value-type="float">
            <text:p>2.701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4.544" calcext:value-type="float">
            <text:p>4.544</text:p>
          </table:table-cell>
          <table:table-cell office:value-type="float" office:value="3.23" calcext:value-type="float">
            <text:p>3.23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.818" calcext:value-type="float">
            <text:p>1.818</text:p>
          </table:table-cell>
          <table:table-cell office:value-type="float" office:value="2.136" calcext:value-type="float">
            <text:p>2.136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3.622" calcext:value-type="float">
            <text:p>3.622</text:p>
          </table:table-cell>
          <table:table-cell office:value-type="float" office:value="3.15" calcext:value-type="float">
            <text:p>3.15</text:p>
          </table:table-cell>
          <table:table-cell table:number-columns-repeated="1018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3:02:27.003007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7:49:59.299507130</meta:creation-date>
    <meta:generator>LibreOffice/5.1.6.2$Linux_X86_64 LibreOffice_project/10m0$Build-2</meta:generator>
    <dc:date>2018-10-26T13:01:30.365310592</dc:date>
    <meta:editing-duration>PT3H29M20S</meta:editing-duration>
    <meta:editing-cycles>61</meta:editing-cycles>
    <meta:document-statistic meta:table-count="2" meta:cell-count="793" meta:object-count="0"/>
  </office:meta>
</office:document-meta>
</file>